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úmero</text:p>
          </table:table-cell>
          <table:table-cell office:value-type="string" calcext:value-type="string">
            <text:p>Par o Impar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IF(MOD([.B3];2)=0;&quot;es par&quot;;&quot;es impar&quot;)" office:value-type="string" office:string-value="es par" calcext:value-type="string">
            <text:p>es par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IF(MOD([.B4];2)=0;&quot;es par&quot;;&quot;es impar&quot;)" office:value-type="string" office:string-value="es par" calcext:value-type="string">
            <text:p>es par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IF(MOD([.B5];2)=0;&quot;es par&quot;;&quot;es impar&quot;)" office:value-type="string" office:string-value="es impar" calcext:value-type="string">
            <text:p>es impar</text:p>
          </table:table-cell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table:formula="of:=IF(MOD([.B6];2)=0;&quot;es par&quot;;&quot;es impar&quot;)" office:value-type="string" office:string-value="es par" calcext:value-type="string">
            <text:p>es par</text:p>
          </table:table-cell>
        </table:table-row>
        <table:table-row table:style-name="ro1">
          <table:table-cell/>
          <table:table-cell office:value-type="float" office:value="9795083" calcext:value-type="float">
            <text:p>9795083</text:p>
          </table:table-cell>
          <table:table-cell table:formula="of:=IF(MOD([.B7];2)=0;&quot;es par&quot;;&quot;es impar&quot;)" office:value-type="string" office:string-value="es impar" calcext:value-type="string">
            <text:p>es imp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1:29:37.742157419</meta:creation-date>
    <dc:date>2023-05-11T11:47:30.340763712</dc:date>
    <meta:editing-duration>PT18M51S</meta:editing-duration>
    <meta:editing-cycles>3</meta:editing-cycles>
    <meta:generator>LibreOffice/7.3.7.2$Linux_X86_64 LibreOffice_project/30$Build-2</meta:generator>
    <meta:document-statistic meta:table-count="1" meta:cell-count="12" meta:object-count="0"/>
  </office:meta>
</office:document-meta>
</file>